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0.276cm" svg:height="12.024cm" svg:x="11.288cm" svg:y="0.477cm">
            <draw:object draw:notify-on-update-of-ranges="Arkusz1.A3:Arkusz1.A113 Arkusz1.B3:Arkusz1.B1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20.276cm" svg:height="12.024cm" svg:x="11.289cm" svg:y="13.2cm">
            <draw:object draw:notify-on-update-of-ranges="Arkusz1.A3:Arkusz1.A113 Arkusz1.C3:Arkusz1.C1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20.276cm" svg:height="12.024cm" svg:x="11.289cm" svg:y="25.974cm">
            <draw:object draw:notify-on-update-of-ranges="Arkusz1.A3:Arkusz1.A113 Arkusz1.D3:Arkusz1.D1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3">
          <table:table-cell office:value-type="string">
            <text:p>Wiek</text:p>
          </table:table-cell>
          <table:table-cell office:value-type="string">
            <text:p>USA</text:p>
          </table:table-cell>
          <table:table-cell office:value-type="string">
            <text:p>GB </text:p>
          </table:table-cell>
          <table:table-cell office:value-type="string">
            <text:p>USA+GB</text:p>
          </table:table-cell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78935">
            <text:p>78935</text:p>
          </table:table-cell>
          <table:table-cell office:value-type="float" office:value="1785">
            <text:p>1785</text:p>
          </table:table-cell>
          <table:table-cell office:value-type="float" office:value="82343">
            <text:p>82343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4834">
            <text:p>14834</text:p>
          </table:table-cell>
          <table:table-cell office:value-type="float" office:value="898">
            <text:p>898</text:p>
          </table:table-cell>
          <table:table-cell office:value-type="float" office:value="15761">
            <text:p>1576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257">
            <text:p>19257</text:p>
          </table:table-cell>
          <table:table-cell office:value-type="float" office:value="906">
            <text:p>906</text:p>
          </table:table-cell>
          <table:table-cell office:value-type="float" office:value="20294">
            <text:p>2029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217">
            <text:p>21217</text:p>
          </table:table-cell>
          <table:table-cell office:value-type="float" office:value="890">
            <text:p>890</text:p>
          </table:table-cell>
          <table:table-cell office:value-type="float" office:value="22215">
            <text:p>2221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031">
            <text:p>21031</text:p>
          </table:table-cell>
          <table:table-cell office:value-type="float" office:value="894">
            <text:p>894</text:p>
          </table:table-cell>
          <table:table-cell office:value-type="float" office:value="22034">
            <text:p>2203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621">
            <text:p>20621</text:p>
          </table:table-cell>
          <table:table-cell office:value-type="float" office:value="837">
            <text:p>837</text:p>
          </table:table-cell>
          <table:table-cell office:value-type="float" office:value="21556">
            <text:p>2155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005">
            <text:p>20005</text:p>
          </table:table-cell>
          <table:table-cell office:value-type="float" office:value="858">
            <text:p>858</text:p>
          </table:table-cell>
          <table:table-cell office:value-type="float" office:value="20975">
            <text:p>2097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094">
            <text:p>19094</text:p>
          </table:table-cell>
          <table:table-cell office:value-type="float" office:value="1136">
            <text:p>1136</text:p>
          </table:table-cell>
          <table:table-cell office:value-type="float" office:value="20325">
            <text:p>2032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8693">
            <text:p>18693</text:p>
          </table:table-cell>
          <table:table-cell office:value-type="float" office:value="1171">
            <text:p>1171</text:p>
          </table:table-cell>
          <table:table-cell office:value-type="float" office:value="19945">
            <text:p>1994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652">
            <text:p>18652</text:p>
          </table:table-cell>
          <table:table-cell office:value-type="float" office:value="1139">
            <text:p>1139</text:p>
          </table:table-cell>
          <table:table-cell office:value-type="float" office:value="19863">
            <text:p>1986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8595">
            <text:p>18595</text:p>
          </table:table-cell>
          <table:table-cell office:value-type="float" office:value="1202">
            <text:p>1202</text:p>
          </table:table-cell>
          <table:table-cell office:value-type="float" office:value="19884">
            <text:p>1988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8679">
            <text:p>18679</text:p>
          </table:table-cell>
          <table:table-cell office:value-type="float" office:value="1207">
            <text:p>1207</text:p>
          </table:table-cell>
          <table:table-cell office:value-type="float" office:value="19982">
            <text:p>19982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8754">
            <text:p>18754</text:p>
          </table:table-cell>
          <table:table-cell office:value-type="float" office:value="2033">
            <text:p>2033</text:p>
          </table:table-cell>
          <table:table-cell office:value-type="float" office:value="20871">
            <text:p>2087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0715">
            <text:p>20715</text:p>
          </table:table-cell>
          <table:table-cell office:value-type="float" office:value="2140">
            <text:p>2140</text:p>
          </table:table-cell>
          <table:table-cell office:value-type="float" office:value="22983">
            <text:p>22983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4160">
            <text:p>24160</text:p>
          </table:table-cell>
          <table:table-cell office:value-type="float" office:value="2003">
            <text:p>2003</text:p>
          </table:table-cell>
          <table:table-cell office:value-type="float" office:value="26332">
            <text:p>26332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3383">
            <text:p>33383</text:p>
          </table:table-cell>
          <table:table-cell office:value-type="float" office:value="1987">
            <text:p>1987</text:p>
          </table:table-cell>
          <table:table-cell office:value-type="float" office:value="35598">
            <text:p>35598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50622">
            <text:p>50622</text:p>
          </table:table-cell>
          <table:table-cell office:value-type="float" office:value="1933">
            <text:p>1933</text:p>
          </table:table-cell>
          <table:table-cell office:value-type="float" office:value="52912">
            <text:p>5291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9951">
            <text:p>89951</text:p>
          </table:table-cell>
          <table:table-cell office:value-type="float" office:value="9474">
            <text:p>9474</text:p>
          </table:table-cell>
          <table:table-cell office:value-type="float" office:value="100095">
            <text:p>100095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08515">
            <text:p>108515</text:p>
          </table:table-cell>
          <table:table-cell office:value-type="float" office:value="9353">
            <text:p>9353</text:p>
          </table:table-cell>
          <table:table-cell office:value-type="float" office:value="118853">
            <text:p>11885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25125">
            <text:p>125125</text:p>
          </table:table-cell>
          <table:table-cell office:value-type="float" office:value="9403">
            <text:p>9403</text:p>
          </table:table-cell>
          <table:table-cell office:value-type="float" office:value="135737">
            <text:p>135737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21891">
            <text:p>121891</text:p>
          </table:table-cell>
          <table:table-cell office:value-type="float" office:value="9335">
            <text:p>9335</text:p>
          </table:table-cell>
          <table:table-cell office:value-type="float" office:value="132473">
            <text:p>132473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12060">
            <text:p>112060</text:p>
          </table:table-cell>
          <table:table-cell office:value-type="float" office:value="9219">
            <text:p>9219</text:p>
          </table:table-cell>
          <table:table-cell office:value-type="float" office:value="122391">
            <text:p>122391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1321">
            <text:p>111321</text:p>
          </table:table-cell>
          <table:table-cell office:value-type="float" office:value="6976">
            <text:p>6976</text:p>
          </table:table-cell>
          <table:table-cell office:value-type="float" office:value="119479">
            <text:p>119479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00684">
            <text:p>100684</text:p>
          </table:table-cell>
          <table:table-cell office:value-type="float" office:value="6862">
            <text:p>6862</text:p>
          </table:table-cell>
          <table:table-cell office:value-type="float" office:value="108671">
            <text:p>10867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3900">
            <text:p>93900</text:p>
          </table:table-cell>
          <table:table-cell office:value-type="float" office:value="6894">
            <text:p>6894</text:p>
          </table:table-cell>
          <table:table-cell office:value-type="float" office:value="101790">
            <text:p>10179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86940">
            <text:p>86940</text:p>
          </table:table-cell>
          <table:table-cell office:value-type="float" office:value="6919">
            <text:p>6919</text:p>
          </table:table-cell>
          <table:table-cell office:value-type="float" office:value="94818">
            <text:p>94818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81915">
            <text:p>81915</text:p>
          </table:table-cell>
          <table:table-cell office:value-type="float" office:value="7002">
            <text:p>7002</text:p>
          </table:table-cell>
          <table:table-cell office:value-type="float" office:value="89823">
            <text:p>8982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76220">
            <text:p>76220</text:p>
          </table:table-cell>
          <table:table-cell office:value-type="float" office:value="4150">
            <text:p>4150</text:p>
          </table:table-cell>
          <table:table-cell office:value-type="float" office:value="81178">
            <text:p>81178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72103">
            <text:p>72103</text:p>
          </table:table-cell>
          <table:table-cell office:value-type="float" office:value="4107">
            <text:p>4107</text:p>
          </table:table-cell>
          <table:table-cell office:value-type="float" office:value="76982">
            <text:p>76982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8629">
            <text:p>68629</text:p>
          </table:table-cell>
          <table:table-cell office:value-type="float" office:value="4214">
            <text:p>4214</text:p>
          </table:table-cell>
          <table:table-cell office:value-type="float" office:value="73597">
            <text:p>73597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65849">
            <text:p>65849</text:p>
          </table:table-cell>
          <table:table-cell office:value-type="float" office:value="4070">
            <text:p>4070</text:p>
          </table:table-cell>
          <table:table-cell office:value-type="float" office:value="70607">
            <text:p>70607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3127">
            <text:p>63127</text:p>
          </table:table-cell>
          <table:table-cell office:value-type="float" office:value="4075">
            <text:p>4075</text:p>
          </table:table-cell>
          <table:table-cell office:value-type="float" office:value="67841">
            <text:p>67841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60278">
            <text:p>60278</text:p>
          </table:table-cell>
          <table:table-cell office:value-type="float" office:value="4125">
            <text:p>4125</text:p>
          </table:table-cell>
          <table:table-cell office:value-type="float" office:value="64956">
            <text:p>6495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8430">
            <text:p>58430</text:p>
          </table:table-cell>
          <table:table-cell office:value-type="float" office:value="4080">
            <text:p>4080</text:p>
          </table:table-cell>
          <table:table-cell office:value-type="float" office:value="63081">
            <text:p>63081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56397">
            <text:p>56397</text:p>
          </table:table-cell>
          <table:table-cell office:value-type="float" office:value="4057">
            <text:p>4057</text:p>
          </table:table-cell>
          <table:table-cell office:value-type="float" office:value="60981">
            <text:p>60981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3894">
            <text:p>53894</text:p>
          </table:table-cell>
          <table:table-cell office:value-type="float" office:value="4169">
            <text:p>4169</text:p>
          </table:table-cell>
          <table:table-cell office:value-type="float" office:value="58595">
            <text:p>58595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53415">
            <text:p>53415</text:p>
          </table:table-cell>
          <table:table-cell office:value-type="float" office:value="4227">
            <text:p>4227</text:p>
          </table:table-cell>
          <table:table-cell office:value-type="float" office:value="58133">
            <text:p>58133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51069">
            <text:p>51069</text:p>
          </table:table-cell>
          <table:table-cell office:value-type="float" office:value="2993">
            <text:p>2993</text:p>
          </table:table-cell>
          <table:table-cell office:value-type="float" office:value="54527">
            <text:p>54527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49742">
            <text:p>49742</text:p>
          </table:table-cell>
          <table:table-cell office:value-type="float" office:value="2918">
            <text:p>2918</text:p>
          </table:table-cell>
          <table:table-cell office:value-type="float" office:value="53086">
            <text:p>53086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48534">
            <text:p>48534</text:p>
          </table:table-cell>
          <table:table-cell office:value-type="float" office:value="2833">
            <text:p>2833</text:p>
          </table:table-cell>
          <table:table-cell office:value-type="float" office:value="51802">
            <text:p>51802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47642">
            <text:p>47642</text:p>
          </table:table-cell>
          <table:table-cell office:value-type="float" office:value="2969">
            <text:p>2969</text:p>
          </table:table-cell>
          <table:table-cell office:value-type="float" office:value="50989">
            <text:p>5098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6469">
            <text:p>46469</text:p>
          </table:table-cell>
          <table:table-cell office:value-type="float" office:value="2899">
            <text:p>2899</text:p>
          </table:table-cell>
          <table:table-cell office:value-type="float" office:value="49756">
            <text:p>49756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4513">
            <text:p>44513</text:p>
          </table:table-cell>
          <table:table-cell office:value-type="float" office:value="2876">
            <text:p>2876</text:p>
          </table:table-cell>
          <table:table-cell office:value-type="float" office:value="47770">
            <text:p>4777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43927">
            <text:p>43927</text:p>
          </table:table-cell>
          <table:table-cell office:value-type="float" office:value="2844">
            <text:p>2844</text:p>
          </table:table-cell>
          <table:table-cell office:value-type="float" office:value="47143">
            <text:p>47143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42072">
            <text:p>42072</text:p>
          </table:table-cell>
          <table:table-cell office:value-type="float" office:value="2921">
            <text:p>2921</text:p>
          </table:table-cell>
          <table:table-cell office:value-type="float" office:value="45379">
            <text:p>4537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40632">
            <text:p>40632</text:p>
          </table:table-cell>
          <table:table-cell office:value-type="float" office:value="2865">
            <text:p>2865</text:p>
          </table:table-cell>
          <table:table-cell office:value-type="float" office:value="43824">
            <text:p>43824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40261">
            <text:p>40261</text:p>
          </table:table-cell>
          <table:table-cell office:value-type="float" office:value="2954">
            <text:p>2954</text:p>
          </table:table-cell>
          <table:table-cell office:value-type="float" office:value="43548">
            <text:p>43548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37847">
            <text:p>37847</text:p>
          </table:table-cell>
          <table:table-cell office:value-type="float" office:value="2254">
            <text:p>2254</text:p>
          </table:table-cell>
          <table:table-cell office:value-type="float" office:value="40424">
            <text:p>40424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37038">
            <text:p>37038</text:p>
          </table:table-cell>
          <table:table-cell office:value-type="float" office:value="2251">
            <text:p>2251</text:p>
          </table:table-cell>
          <table:table-cell office:value-type="float" office:value="39627">
            <text:p>39627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35885">
            <text:p>35885</text:p>
          </table:table-cell>
          <table:table-cell office:value-type="float" office:value="2317">
            <text:p>2317</text:p>
          </table:table-cell>
          <table:table-cell office:value-type="float" office:value="38496">
            <text:p>38496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35125">
            <text:p>35125</text:p>
          </table:table-cell>
          <table:table-cell office:value-type="float" office:value="2295">
            <text:p>2295</text:p>
          </table:table-cell>
          <table:table-cell office:value-type="float" office:value="37715">
            <text:p>37715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34380">
            <text:p>34380</text:p>
          </table:table-cell>
          <table:table-cell office:value-type="float" office:value="2344">
            <text:p>2344</text:p>
          </table:table-cell>
          <table:table-cell office:value-type="float" office:value="36987">
            <text:p>36987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32660">
            <text:p>32660</text:p>
          </table:table-cell>
          <table:table-cell office:value-type="float" office:value="2241">
            <text:p>2241</text:p>
          </table:table-cell>
          <table:table-cell office:value-type="float" office:value="35173">
            <text:p>35173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31492">
            <text:p>31492</text:p>
          </table:table-cell>
          <table:table-cell office:value-type="float" office:value="2276">
            <text:p>2276</text:p>
          </table:table-cell>
          <table:table-cell office:value-type="float" office:value="34027">
            <text:p>34027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30348">
            <text:p>30348</text:p>
          </table:table-cell>
          <table:table-cell office:value-type="float" office:value="2208">
            <text:p>2208</text:p>
          </table:table-cell>
          <table:table-cell office:value-type="float" office:value="32859">
            <text:p>32859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29404">
            <text:p>29404</text:p>
          </table:table-cell>
          <table:table-cell office:value-type="float" office:value="2353">
            <text:p>2353</text:p>
          </table:table-cell>
          <table:table-cell office:value-type="float" office:value="31998">
            <text:p>31998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8524">
            <text:p>28524</text:p>
          </table:table-cell>
          <table:table-cell office:value-type="float" office:value="2321">
            <text:p>2321</text:p>
          </table:table-cell>
          <table:table-cell office:value-type="float" office:value="31088">
            <text:p>31088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27334">
            <text:p>27334</text:p>
          </table:table-cell>
          <table:table-cell office:value-type="float" office:value="1886">
            <text:p>1886</text:p>
          </table:table-cell>
          <table:table-cell office:value-type="float" office:value="29445">
            <text:p>29445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26244">
            <text:p>26244</text:p>
          </table:table-cell>
          <table:table-cell office:value-type="float" office:value="1957">
            <text:p>1957</text:p>
          </table:table-cell>
          <table:table-cell office:value-type="float" office:value="28413">
            <text:p>28413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25316">
            <text:p>25316</text:p>
          </table:table-cell>
          <table:table-cell office:value-type="float" office:value="1957">
            <text:p>1957</text:p>
          </table:table-cell>
          <table:table-cell office:value-type="float" office:value="27457">
            <text:p>27457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24454">
            <text:p>24454</text:p>
          </table:table-cell>
          <table:table-cell office:value-type="float" office:value="1986">
            <text:p>1986</text:p>
          </table:table-cell>
          <table:table-cell office:value-type="float" office:value="26637">
            <text:p>26637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3720">
            <text:p>23720</text:p>
          </table:table-cell>
          <table:table-cell office:value-type="float" office:value="1973">
            <text:p>1973</text:p>
          </table:table-cell>
          <table:table-cell office:value-type="float" office:value="25912">
            <text:p>25912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22333">
            <text:p>22333</text:p>
          </table:table-cell>
          <table:table-cell office:value-type="float" office:value="1976">
            <text:p>1976</text:p>
          </table:table-cell>
          <table:table-cell office:value-type="float" office:value="24507">
            <text:p>24507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21947">
            <text:p>21947</text:p>
          </table:table-cell>
          <table:table-cell office:value-type="float" office:value="1991">
            <text:p>1991</text:p>
          </table:table-cell>
          <table:table-cell office:value-type="float" office:value="24121">
            <text:p>2412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20653">
            <text:p>20653</text:p>
          </table:table-cell>
          <table:table-cell office:value-type="float" office:value="1968">
            <text:p>1968</text:p>
          </table:table-cell>
          <table:table-cell office:value-type="float" office:value="22787">
            <text:p>22787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9876">
            <text:p>19876</text:p>
          </table:table-cell>
          <table:table-cell office:value-type="float" office:value="1953">
            <text:p>1953</text:p>
          </table:table-cell>
          <table:table-cell office:value-type="float" office:value="21981">
            <text:p>21981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9771">
            <text:p>19771</text:p>
          </table:table-cell>
          <table:table-cell office:value-type="float" office:value="1883">
            <text:p>1883</text:p>
          </table:table-cell>
          <table:table-cell office:value-type="float" office:value="21821">
            <text:p>21821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8160">
            <text:p>18160</text:p>
          </table:table-cell>
          <table:table-cell office:value-type="float" office:value="1745">
            <text:p>1745</text:p>
          </table:table-cell>
          <table:table-cell office:value-type="float" office:value="20027">
            <text:p>20027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8016">
            <text:p>18016</text:p>
          </table:table-cell>
          <table:table-cell office:value-type="float" office:value="1791">
            <text:p>1791</text:p>
          </table:table-cell>
          <table:table-cell office:value-type="float" office:value="19938">
            <text:p>19938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7623">
            <text:p>17623</text:p>
          </table:table-cell>
          <table:table-cell office:value-type="float" office:value="1776">
            <text:p>1776</text:p>
          </table:table-cell>
          <table:table-cell office:value-type="float" office:value="19528">
            <text:p>19528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7093">
            <text:p>17093</text:p>
          </table:table-cell>
          <table:table-cell office:value-type="float" office:value="1734">
            <text:p>1734</text:p>
          </table:table-cell>
          <table:table-cell office:value-type="float" office:value="18947">
            <text:p>18947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6878">
            <text:p>16878</text:p>
          </table:table-cell>
          <table:table-cell office:value-type="float" office:value="1777">
            <text:p>1777</text:p>
          </table:table-cell>
          <table:table-cell office:value-type="float" office:value="18774">
            <text:p>18774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16325">
            <text:p>16325</text:p>
          </table:table-cell>
          <table:table-cell office:value-type="float" office:value="1803">
            <text:p>1803</text:p>
          </table:table-cell>
          <table:table-cell office:value-type="float" office:value="18264">
            <text:p>18264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6435">
            <text:p>16435</text:p>
          </table:table-cell>
          <table:table-cell office:value-type="float" office:value="1749">
            <text:p>1749</text:p>
          </table:table-cell>
          <table:table-cell office:value-type="float" office:value="18301">
            <text:p>18301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5714">
            <text:p>15714</text:p>
          </table:table-cell>
          <table:table-cell office:value-type="float" office:value="1686">
            <text:p>1686</text:p>
          </table:table-cell>
          <table:table-cell office:value-type="float" office:value="17511">
            <text:p>17511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5514">
            <text:p>15514</text:p>
          </table:table-cell>
          <table:table-cell office:value-type="float" office:value="1786">
            <text:p>1786</text:p>
          </table:table-cell>
          <table:table-cell office:value-type="float" office:value="17402">
            <text:p>17402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5150">
            <text:p>15150</text:p>
          </table:table-cell>
          <table:table-cell office:value-type="float" office:value="2713">
            <text:p>2713</text:p>
          </table:table-cell>
          <table:table-cell office:value-type="float" office:value="17964">
            <text:p>17964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4659">
            <text:p>14659</text:p>
          </table:table-cell>
          <table:table-cell office:value-type="float" office:value="917">
            <text:p>917</text:p>
          </table:table-cell>
          <table:table-cell office:value-type="float" office:value="15676">
            <text:p>15676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14102">
            <text:p>14102</text:p>
          </table:table-cell>
          <table:table-cell office:value-type="float" office:value="919">
            <text:p>919</text:p>
          </table:table-cell>
          <table:table-cell office:value-type="float" office:value="15128">
            <text:p>15128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3804">
            <text:p>13804</text:p>
          </table:table-cell>
          <table:table-cell office:value-type="float" office:value="854">
            <text:p>854</text:p>
          </table:table-cell>
          <table:table-cell office:value-type="float" office:value="14749">
            <text:p>14749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13089">
            <text:p>13089</text:p>
          </table:table-cell>
          <table:table-cell office:value-type="float" office:value="859">
            <text:p>859</text:p>
          </table:table-cell>
          <table:table-cell office:value-type="float" office:value="14037">
            <text:p>14037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2405">
            <text:p>12405</text:p>
          </table:table-cell>
          <table:table-cell office:value-type="float" office:value="926">
            <text:p>926</text:p>
          </table:table-cell>
          <table:table-cell office:value-type="float" office:value="13413">
            <text:p>13413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11433">
            <text:p>11433</text:p>
          </table:table-cell>
          <table:table-cell office:value-type="float" office:value="872">
            <text:p>872</text:p>
          </table:table-cell>
          <table:table-cell office:value-type="float" office:value="12382">
            <text:p>12382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0839">
            <text:p>10839</text:p>
          </table:table-cell>
          <table:table-cell office:value-type="float" office:value="842">
            <text:p>842</text:p>
          </table:table-cell>
          <table:table-cell office:value-type="float" office:value="11759">
            <text:p>11759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9630">
            <text:p>9630</text:p>
          </table:table-cell>
          <table:table-cell office:value-type="float" office:value="829">
            <text:p>829</text:p>
          </table:table-cell>
          <table:table-cell office:value-type="float" office:value="10517">
            <text:p>10517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8618">
            <text:p>8618</text:p>
          </table:table-cell>
          <table:table-cell office:value-type="float" office:value="896">
            <text:p>896</text:p>
          </table:table-cell>
          <table:table-cell office:value-type="float" office:value="9573">
            <text:p>9573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7731">
            <text:p>7731</text:p>
          </table:table-cell>
          <table:table-cell office:value-type="float" office:value="928">
            <text:p>928</text:p>
          </table:table-cell>
          <table:table-cell office:value-type="float" office:value="8710">
            <text:p>8710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6687">
            <text:p>6687</text:p>
          </table:table-cell>
          <table:table-cell office:value-type="float" office:value="860">
            <text:p>860</text:p>
          </table:table-cell>
          <table:table-cell office:value-type="float" office:value="7585">
            <text:p>7585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5412">
            <text:p>5412</text:p>
          </table:table-cell>
          <table:table-cell office:value-type="float" office:value="900">
            <text:p>900</text:p>
          </table:table-cell>
          <table:table-cell office:value-type="float" office:value="6342">
            <text:p>6342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4386">
            <text:p>4386</text:p>
          </table:table-cell>
          <table:table-cell office:value-type="float" office:value="910">
            <text:p>910</text:p>
          </table:table-cell>
          <table:table-cell office:value-type="float" office:value="5317">
            <text:p>5317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3624">
            <text:p>3624</text:p>
          </table:table-cell>
          <table:table-cell office:value-type="float" office:value="910">
            <text:p>910</text:p>
          </table:table-cell>
          <table:table-cell office:value-type="float" office:value="4548">
            <text:p>4548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2765">
            <text:p>2765</text:p>
          </table:table-cell>
          <table:table-cell office:value-type="float" office:value="891">
            <text:p>891</text:p>
          </table:table-cell>
          <table:table-cell office:value-type="float" office:value="3677">
            <text:p>3677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2193">
            <text:p>2193</text:p>
          </table:table-cell>
          <table:table-cell office:value-type="float" office:value="901">
            <text:p>901</text:p>
          </table:table-cell>
          <table:table-cell office:value-type="float" office:value="3104">
            <text:p>3104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624">
            <text:p>1624</text:p>
          </table:table-cell>
          <table:table-cell office:value-type="float" office:value="910">
            <text:p>910</text:p>
          </table:table-cell>
          <table:table-cell office:value-type="float" office:value="2540">
            <text:p>2540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187">
            <text:p>1187</text:p>
          </table:table-cell>
          <table:table-cell office:value-type="float" office:value="908">
            <text:p>908</text:p>
          </table:table-cell>
          <table:table-cell office:value-type="float" office:value="2102">
            <text:p>2102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787">
            <text:p>787</text:p>
          </table:table-cell>
          <table:table-cell office:value-type="float" office:value="883">
            <text:p>883</text:p>
          </table:table-cell>
          <table:table-cell office:value-type="float" office:value="1673">
            <text:p>1673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480">
            <text:p>480</text:p>
          </table:table-cell>
          <table:table-cell office:value-type="float" office:value="861">
            <text:p>861</text:p>
          </table:table-cell>
          <table:table-cell office:value-type="float" office:value="1346">
            <text:p>1346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24T19:24:44</dc:date>
    <meta:editing-duration>PT1H17M7S</meta:editing-duration>
    <meta:editing-cycles>8</meta:editing-cycles>
    <meta:generator>LibreOffice/3.5$Linux_X86_64 LibreOffice_project/350m1$Build-2</meta:generator>
    <dc:creator>Łukasz Opioła</dc:creator>
    <meta:document-statistic meta:table-count="3" meta:cell-count="4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2.025cm" xlink:href=".." xlink:type="simple" chart:class="chart:bar" chart:style-name="ch1">
        <chart:title svg:x="5.967cm" svg:y="0.376cm" chart:style-name="ch2">
          <text:p>Wiek uczestniczących w wypadkach, GB</text:p>
        </chart:title>
        <chart:plot-area chart:style-name="ch3" table:cell-range-address="Arkusz1.A3:Arkusz1.A113 Arkusz1.C3:Arkusz1.C113" chart:data-source-has-labels="column" svg:x="0.855cm" svg:y="1.875cm" svg:width="18.612cm" svg:height="8.929cm">
          <chartooo:coordinate-region svg:x="2.032cm" svg:y="2.074cm" svg:width="17.233cm" svg:height="7.685cm"/>
          <chart:axis chart:dimension="x" chart:name="primary-x" chart:style-name="ch4" chartooo:axis-type="auto">
            <chartooo:date-scale/>
            <chart:title svg:x="9.773cm" svg:y="11.044cm" chart:style-name="ch5">
              <text:p>wiek</text:p>
            </chart:title>
            <chart:categories table:cell-range-address="Arkusz1.A3:Arkusz1.A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C3:Arkusz1.C113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13</svg:desc>
                </draw:g>
              </table:table-cell>
              <table:table-cell office:value-type="float" office:value="898">
                <text:p>898</text:p>
                <draw:g>
                  <svg:desc>Arkusz1.C3:Arkusz1.C1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74">
                <text:p>947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353">
                <text:p>935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335">
                <text:p>93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2.025cm" xlink:href=".." xlink:type="simple" chart:class="chart:bar" chart:style-name="ch1">
        <chart:title svg:x="5.835cm" svg:y="0.376cm" chart:style-name="ch2">
          <text:p>Wiek uczestniczących w wypadkach, USA</text:p>
        </chart:title>
        <chart:plot-area chart:style-name="ch3" table:cell-range-address="Arkusz1.A3:Arkusz1.B113" chart:data-source-has-labels="column" svg:x="0.855cm" svg:y="1.875cm" svg:width="18.612cm" svg:height="8.929cm">
          <chartooo:coordinate-region svg:x="2.217cm" svg:y="2.074cm" svg:width="17.047cm" svg:height="7.685cm"/>
          <chart:axis chart:dimension="x" chart:name="primary-x" chart:style-name="ch4" chartooo:axis-type="auto">
            <chartooo:date-scale/>
            <chart:title svg:x="9.773cm" svg:y="11.044cm" chart:style-name="ch5">
              <text:p>wiek</text:p>
            </chart:title>
            <chart:categories table:cell-range-address="Arkusz1.A3:Arkusz1.A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3:Arkusz1.B113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13</svg:desc>
                </draw:g>
              </table:table-cell>
              <table:table-cell office:value-type="float" office:value="14834">
                <text:p>14834</text:p>
                <draw:g>
                  <svg:desc>Arkusz1.B3:Arkusz1.B1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257">
                <text:p>1925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217">
                <text:p>212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031">
                <text:p>2103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094">
                <text:p>190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8693">
                <text:p>186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652">
                <text:p>1865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595">
                <text:p>185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754">
                <text:p>187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715">
                <text:p>207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160">
                <text:p>241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3383">
                <text:p>3338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622">
                <text:p>506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9951">
                <text:p>8995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8515">
                <text:p>108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125">
                <text:p>1251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1891">
                <text:p>1218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2060">
                <text:p>11206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1321">
                <text:p>1113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0684">
                <text:p>1006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3900">
                <text:p>9390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6940">
                <text:p>8694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1915">
                <text:p>819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6220">
                <text:p>7622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2103">
                <text:p>7210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8629">
                <text:p>6862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5849">
                <text:p>658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127">
                <text:p>6312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0278">
                <text:p>602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8430">
                <text:p>5843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6397">
                <text:p>5639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3894">
                <text:p>5389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3415">
                <text:p>5341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1069">
                <text:p>5106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9742">
                <text:p>4974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8534">
                <text:p>4853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7642">
                <text:p>476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6469">
                <text:p>4646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4513">
                <text:p>4451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3927">
                <text:p>4392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2072">
                <text:p>420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0261">
                <text:p>4026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7847">
                <text:p>378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7038">
                <text:p>370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885">
                <text:p>3588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125">
                <text:p>351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380">
                <text:p>3438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2660">
                <text:p>3266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1492">
                <text:p>3149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348">
                <text:p>3034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9404">
                <text:p>2940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8524">
                <text:p>2852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34">
                <text:p>2733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6244">
                <text:p>2624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5316">
                <text:p>253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454">
                <text:p>244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720">
                <text:p>2372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2333">
                <text:p>223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947">
                <text:p>2194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0653">
                <text:p>2065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876">
                <text:p>1987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9771">
                <text:p>1977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8160">
                <text:p>1816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7623">
                <text:p>1762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093">
                <text:p>1709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878">
                <text:p>1687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435">
                <text:p>1643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5714">
                <text:p>1571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5514">
                <text:p>155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150">
                <text:p>1515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4659">
                <text:p>1465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4102">
                <text:p>1410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3804">
                <text:p>1380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3089">
                <text:p>130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405">
                <text:p>1240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433">
                <text:p>114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839">
                <text:p>1083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618">
                <text:p>861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2.025cm" xlink:href=".." xlink:type="simple" chart:class="chart:bar" chart:style-name="ch1">
        <chart:title svg:x="5.253cm" svg:y="0.376cm" chart:style-name="ch2">
          <text:p>Wiek uczestniczących w wypadkach, USA + GB</text:p>
        </chart:title>
        <chart:plot-area chart:style-name="ch3" table:cell-range-address="Arkusz1.A3:Arkusz1.A113 Arkusz1.D3:Arkusz1.D113" chart:data-source-has-labels="column" svg:x="0.855cm" svg:y="1.875cm" svg:width="18.612cm" svg:height="8.929cm">
          <chartooo:coordinate-region svg:x="2.217cm" svg:y="2.074cm" svg:width="17.047cm" svg:height="7.685cm"/>
          <chart:axis chart:dimension="x" chart:name="primary-x" chart:style-name="ch4" chartooo:axis-type="auto">
            <chartooo:date-scale/>
            <chart:title svg:x="9.773cm" svg:y="11.044cm" chart:style-name="ch5">
              <text:p>wiek</text:p>
            </chart:title>
            <chart:categories table:cell-range-address="Arkusz1.A3:Arkusz1.A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3:Arkusz1.D113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13</svg:desc>
                </draw:g>
              </table:table-cell>
              <table:table-cell office:value-type="float" office:value="15761">
                <text:p>15761</text:p>
                <draw:g>
                  <svg:desc>Arkusz1.D3:Arkusz1.D1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034">
                <text:p>220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556">
                <text:p>215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975">
                <text:p>209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945">
                <text:p>199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82">
                <text:p>199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871">
                <text:p>2087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2983">
                <text:p>229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332">
                <text:p>263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5598">
                <text:p>355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2912">
                <text:p>529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0095">
                <text:p>10009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8853">
                <text:p>11885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5737">
                <text:p>1357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473">
                <text:p>1324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391">
                <text:p>1223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9479">
                <text:p>119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8671">
                <text:p>10867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1790">
                <text:p>10179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4818">
                <text:p>948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9823">
                <text:p>898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1178">
                <text:p>8117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6982">
                <text:p>7698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3597">
                <text:p>7359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0607">
                <text:p>706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841">
                <text:p>6784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4956">
                <text:p>6495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3081">
                <text:p>6308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0981">
                <text:p>6098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8595">
                <text:p>585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8133">
                <text:p>581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4527">
                <text:p>5452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3086">
                <text:p>5308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1802">
                <text:p>518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0989">
                <text:p>509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756">
                <text:p>4975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7770">
                <text:p>4777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7143">
                <text:p>471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5379">
                <text:p>453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3824">
                <text:p>438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3548">
                <text:p>4354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0424">
                <text:p>4042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9627">
                <text:p>396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496">
                <text:p>3849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7715">
                <text:p>377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987">
                <text:p>3698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5173">
                <text:p>3517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4027">
                <text:p>3402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2859">
                <text:p>328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1998">
                <text:p>3199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1088">
                <text:p>3108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445">
                <text:p>2944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413">
                <text:p>284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6637">
                <text:p>266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912">
                <text:p>2591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4507">
                <text:p>2450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2787">
                <text:p>22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981">
                <text:p>2198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1821">
                <text:p>2182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0027">
                <text:p>2002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9528">
                <text:p>1952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8947">
                <text:p>189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264">
                <text:p>1826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8301">
                <text:p>1830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7511">
                <text:p>175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676">
                <text:p>1567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128">
                <text:p>1512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749">
                <text:p>1474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4037">
                <text:p>140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413">
                <text:p>1341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2382">
                <text:p>1238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1759">
                <text:p>1175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517">
                <text:p>1051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